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30a3c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&gt;Done Today:</text:p>
      <text:p text:style-name="P1">-&gt;Pending:</text:p>
      <text:p text:style-name="P1">-&gt;Target for Tomorrow:</text:p>
      <text:p text:style-name="P1">-&gt;Question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2T09:35:31.225666780</dc:date>
    <meta:editing-duration>PT2H47M35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7" meta:character-count="57" meta:non-whitespace-character-count="54"/>
  </office:meta>
</office:document-meta>
</file>